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reference">
      <style:text-properties officeooo:paragraph-rsid="00cfd323"/>
    </style:style>
    <style:style style:name="P13" style:family="paragraph" style:parent-style-name="SBC_3a_reference">
      <style:text-properties officeooo:paragraph-rsid="00d20dba"/>
    </style:style>
    <style:style style:name="P14" style:family="paragraph" style:parent-style-name="SBC_3a_reference">
      <style:text-properties officeooo:paragraph-rsid="00edfa0d"/>
    </style:style>
    <style:style style:name="P15" style:family="paragraph" style:parent-style-name="SBC_3a_paragraph">
      <style:text-properties officeooo:rsid="00d7184b" officeooo:paragraph-rsid="00d8ad21"/>
    </style:style>
    <style:style style:name="P16" style:family="paragraph" style:parent-style-name="SBC_3a_paragraph">
      <style:text-properties officeooo:rsid="00f351fa" officeooo:paragraph-rsid="00f351fa"/>
    </style:style>
    <style:style style:name="P17" style:family="paragraph" style:parent-style-name="SBC_3a_paragraph">
      <style:text-properties officeooo:paragraph-rsid="00fe5644"/>
    </style:style>
    <style:style style:name="P18" style:family="paragraph" style:parent-style-name="SBC_3a_paragraph_3a_first">
      <style:text-properties officeooo:rsid="00d7184b" officeooo:paragraph-rsid="00d7184b"/>
    </style:style>
    <style:style style:name="P19" style:family="paragraph" style:parent-style-name="Table_20_Contents">
      <style:text-properties officeooo:rsid="00eb640c" officeooo:paragraph-rsid="00eb640c"/>
    </style:style>
    <style:style style:name="P20" style:family="paragraph" style:parent-style-name="Table_20_Contents">
      <style:text-properties officeooo:rsid="00f351fa" officeooo:paragraph-rsid="00f351fa"/>
    </style:style>
    <style:style style:name="P21" style:family="paragraph" style:parent-style-name="SBC_3a_paragraph">
      <style:text-properties officeooo:rsid="0106f70b" officeooo:paragraph-rsid="010d38eb"/>
    </style:style>
    <style:style style:name="P22" style:family="paragraph" style:parent-style-name="SBC_3a_paragraph">
      <style:text-properties officeooo:rsid="010c776e" officeooo:paragraph-rsid="010d38eb"/>
    </style:style>
    <style:style style:name="P23" style:family="paragraph" style:parent-style-name="SBC_3a_paragraph">
      <style:text-properties officeooo:rsid="010d38eb" officeooo:paragraph-rsid="010d38eb"/>
    </style:style>
    <style:style style:name="P24" style:family="paragraph" style:parent-style-name="SBC_3a_title_3a_1">
      <style:text-properties officeooo:rsid="000402be" officeooo:paragraph-rsid="000402be"/>
    </style:style>
    <style:style style:name="P25" style:family="paragraph" style:parent-style-name="SBC_3a_title_3a_1">
      <style:text-properties officeooo:rsid="004a40eb" officeooo:paragraph-rsid="004a40eb"/>
    </style:style>
    <style:style style:name="P26" style:family="paragraph" style:parent-style-name="SBC_3a_title_3a_1">
      <style:text-properties officeooo:rsid="003c268f" officeooo:paragraph-rsid="003c268f"/>
    </style:style>
    <style:style style:name="P27" style:family="paragraph" style:parent-style-name="SBC_3a_title_3a_1">
      <style:text-properties officeooo:rsid="0009c5c4" officeooo:paragraph-rsid="0009c5c4"/>
    </style:style>
    <style:style style:name="P28" style:family="paragraph" style:parent-style-name="SBC_3a_title_3a_1">
      <style:text-properties officeooo:rsid="00c3297d" officeooo:paragraph-rsid="00c3297d"/>
    </style:style>
    <style:style style:name="P29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30" style:family="paragraph" style:parent-style-name="SBC_3a_caption">
      <style:text-properties officeooo:paragraph-rsid="01098028"/>
    </style:style>
    <style:style style:name="P31" style:family="paragraph" style:parent-style-name="SBC_3a_paragraph_3a_first">
      <style:text-properties officeooo:rsid="00f64eb0" officeooo:paragraph-rsid="00f64eb0"/>
    </style:style>
    <style:style style:name="P32" style:family="paragraph" style:parent-style-name="SBC_3a_paragraph_3a_first">
      <style:text-properties officeooo:paragraph-rsid="00f17375"/>
    </style:style>
    <style:style style:name="P33" style:family="paragraph" style:parent-style-name="SBC_3a_paragraph_3a_first">
      <style:text-properties officeooo:rsid="00dee86b" officeooo:paragraph-rsid="01098028"/>
    </style:style>
    <style:style style:name="P34" style:family="paragraph" style:parent-style-name="Table_20_Contents">
      <style:text-properties officeooo:rsid="00ff5221" officeooo:paragraph-rsid="00ff5221"/>
    </style:style>
    <style:style style:name="P35" style:family="paragraph" style:parent-style-name="Table_20_Contents">
      <style:text-properties officeooo:paragraph-rsid="00ff5221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weight="bold" officeooo:paragraph-rsid="00ff5221" style:font-weight-asian="bold" style:font-weight-complex="bold"/>
    </style:style>
    <style:style style:name="P38" style:family="paragraph" style:parent-style-name="Table_20_Contents">
      <style:text-properties fo:font-weight="normal" officeooo:rsid="00ff5221" officeooo:paragraph-rsid="00ff5221" style:font-weight-asian="normal" style:font-weight-complex="normal"/>
    </style:style>
    <style:style style:name="P39" style:family="paragraph" style:parent-style-name="SBC_3a_title_3a_2">
      <style:text-properties officeooo:rsid="00dba4a0" officeooo:paragraph-rsid="00dba4a0"/>
    </style:style>
    <style:style style:name="P40" style:family="paragraph" style:parent-style-name="SBC_3a_title_3a_2">
      <style:text-properties officeooo:rsid="00dee86b" officeooo:paragraph-rsid="00dee8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  <style:style style:name="T30" style:family="text">
      <style:text-properties officeooo:rsid="00dee86b"/>
    </style:style>
    <style:style style:name="T31" style:family="text">
      <style:text-properties officeooo:rsid="00e6a86c"/>
    </style:style>
    <style:style style:name="T32" style:family="text">
      <style:text-properties officeooo:rsid="00edfa0d"/>
    </style:style>
    <style:style style:name="T33" style:family="text">
      <style:text-properties officeooo:rsid="00ef5701"/>
    </style:style>
    <style:style style:name="T34" style:family="text">
      <style:text-properties officeooo:rsid="00f351fa"/>
    </style:style>
    <style:style style:name="T35" style:family="text">
      <style:text-properties officeooo:rsid="00f83893"/>
    </style:style>
    <style:style style:name="T36" style:family="text">
      <style:text-properties officeooo:rsid="00fa63d9"/>
    </style:style>
    <style:style style:name="T37" style:family="text">
      <style:text-properties officeooo:rsid="0106f70b"/>
    </style:style>
    <style:style style:name="T38" style:family="text">
      <style:text-properties officeooo:rsid="01098028"/>
    </style:style>
    <style:style style:name="T39" style:family="text">
      <style:text-properties officeooo:rsid="010d38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24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8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0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9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6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.</text:span></text:p>
      <text:p text:style-name="P5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6"><text:tab/><text:span text:style-name="T16">Quanto a escolha por árvores de decisão [Breiman et al 1984] se dá pelo fato de conter algoritmos de fácil compreensão e ótimo para resolver problemas de classificação. Eles também podem ser aplicados a qualquer tipo de dado, que é o panorama deste estudo. E são de aprendizagem supervisionada [Caruana e Niculescu-Mizil 2006] pois os dados históricos de encaminhamentos realizados estão com as classes definidas.</text:span></text:p>
      <text:h text:style-name="P25" text:outline-level="1">Métodos</text:h>
      <text:p text:style-name="P31">Todos os métodos <text:span text:style-name="T36">e técnicas</text:span> utilizados <text:span text:style-name="T36">neste artigo </text:span>estão disponíveis na ferramenta WEKA em sua versão <text:span text:style-name="T37">com interface</text:span> <text:span text:style-name="T35">gráfica ao qual é</text:span> <text:span text:style-name="T37">desenvolvida </text:span>em java, ou seja, multiplataforma.</text:p>
      <text:h text:style-name="P39" text:outline-level="2">Dados</text:h>
      <text:p text:style-name="P32">Para <text:span text:style-name="T30">o treinamento dos modelos</text:span> d<text:span text:style-name="T30">e</text:span> árvores de decisão <text:span text:style-name="T16">[Breiman et al 1984] e a avaliação dos mesmos, </text:span>foram utilizados <text:span text:style-name="T30">os dados de encaminhamentos do ano de 2018.</text:span></text:p>
      <text:p text:style-name="P23">Os dados estavam em um banco de dados relacional, então foi feita uma consulta em SQL, e posteriormente salvos em um arquivo CSV.</text:p>
      <text:p text:style-name="P21"><text:span text:style-name="T39">O WEKA trabalha nativamente com o formato ARFF (Attribute-Relation File Format), porém é possível a importação de arquivos CSV sem muitos problemas. A vantagem da utilização do formato ARFF neste caso é que os tipos de dados ficam salvos no arquivo, então não precisamos alterar os tipos de dados todas as vezes que é importado o arquivo para a ferramenta.</text:span></text:p>
      <text:p text:style-name="P22">Então foi carregado o arquivo CSV, alterados os tipos de dados <text:span text:style-name="T39">dos atributos</text:span>, e posteriormente <text:span text:style-name="T39">o arquivo foi salvo em formato ARFF.</text:span></text:p>
      <text:p text:style-name="P30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tributo</text:p>
          </table:table-cell>
          <table:table-cell table:style-name="Table1.A1" office:value-type="string">
            <text:p text:style-name="Table_20_Heading">Característica</text:p>
          </table:table-cell>
        </table:table-row>
        <table:table-row table:style-name="Table1.1">
          <table:table-cell table:style-name="Table1.A1" office:value-type="string">
            <text:p text:style-name="Table_20_Contents">flTipoProcesso</text:p>
          </table:table-cell>
          <table:table-cell table:style-name="Table1.A1" office:value-type="string">
            <text:p text:style-name="P34">Indica o tipo de processo, se é protocolo ou processo físico.</text:p>
          </table:table-cell>
        </table:table-row>
        <table:table-row table:style-name="Table1.1">
          <table:table-cell table:style-name="Table1.A1" office:value-type="string">
            <text:p text:style-name="Table_20_Contents">nuTramite</text:p>
          </table:table-cell>
          <table:table-cell table:style-name="Table1.A1" office:value-type="string">
            <text:p text:style-name="Table_20_Contents">Número sequencial do encaminhamento.</text:p>
          </table:table-cell>
        </table:table-row>
        <table:table-row table:style-name="Table1.1">
          <table:table-cell table:style-name="Table1.A1" office:value-type="string">
            <text:p text:style-name="P36">cdAssunto</text:p>
          </table:table-cell>
          <table:table-cell table:style-name="Table1.A1" office:value-type="string">
            <text:p text:style-name="P19">Assunto do qual se trata o processo</text:p>
          </table:table-cell>
        </table:table-row>
        <table:table-row table:style-name="Table1.1">
          <table:table-cell table:style-name="Table1.A1" office:value-type="string">
            <text:p text:style-name="Table_20_Contents">cdTipoParecer</text:p>
          </table:table-cell>
          <table:table-cell table:style-name="Table1.A1" office:value-type="string">
            <text:p text:style-name="Table_20_Contents">Tipo do parecer (despacho, encaminhamento, decisão, arquivamento)</text:p>
          </table:table-cell>
        </table:table-row>
        <table:table-row table:style-name="Table1.1">
          <table:table-cell table:style-name="Table1.A1" office:value-type="string">
            <text:p text:style-name="P37">cdSetorResp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7">cdSetorAbertura</text:p>
          </table:table-cell>
          <table:table-cell table:style-name="Table1.A1" office:value-type="string">
            <text:p text:style-name="P35">Setor de abertura do processo.</text:p>
          </table:table-cell>
        </table:table-row>
        <table:table-row table:style-name="Table1.1">
          <table:table-cell table:style-name="Table1.A1" office:value-type="string">
            <text:p text:style-name="P35">cdSetorAutuacao</text:p>
          </table:table-cell>
          <table:table-cell table:style-name="Table1.A1" office:value-type="string">
            <text:p text:style-name="P35">Setor de autuação do processo.</text:p>
          </table:table-cell>
        </table:table-row>
        <table:table-row table:style-name="Table1.1">
          <table:table-cell table:style-name="Table1.A1" office:value-type="string">
            <text:p text:style-name="P38">cdTipoProcesso</text:p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6">cdUsuario</text:p>
          </table:table-cell>
          <table:table-cell table:style-name="Table1.A1" office:value-type="string">
            <text:p text:style-name="P20">Código do usuário que realizou o encaminhamento.</text:p>
          </table:table-cell>
        </table:table-row>
        <table:table-row table:style-name="Table1.1">
          <table:table-cell table:style-name="Table1.A1" office:value-type="string">
            <text:p text:style-name="P36">cdSetor<text:span text:style-name="T31">Origem</text:span></text:p>
          </table:table-cell>
          <table:table-cell table:style-name="Table1.A1" office:value-type="string">
            <text:p text:style-name="Table_20_Contents">Setor onde o processo estava antes de ser encaminhado.</text:p>
          </table:table-cell>
        </table:table-row>
        <table:table-row table:style-name="Table1.1">
          <table:table-cell table:style-name="Table1.A1" office:value-type="string">
            <text:p text:style-name="P36">cdSetor<text:span text:style-name="T31">Destino</text:span></text:p>
          </table:table-cell>
          <table:table-cell table:style-name="Table1.A1" office:value-type="string">
            <text:p text:style-name="Table_20_Contents">Setor onde o processo foi encaminhado <text:span text:style-name="T34">(classe)</text:span>.</text:p>
          </table:table-cell>
        </table:table-row>
      </table:table>
      <text:p text:style-name="P33"><text:tab/>Os atributos <text:span text:style-name="T38">(veja tabela 1)</text:span> <text:span text:style-name="T38">foram selecionados de acordo com o conhecimento da área de negócio.</text:span></text:p>
      <text:p text:style-name="P17"><text:soft-page-break/><text:tab/><text:span text:style-name="T38">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à classe.</text:span></text:p>
      <text:p text:style-name="P16"><text:span text:style-name="T36">Quase t</text:span>odos os dados são <text:span text:style-name="T36">numéricos, porém devido a natureza dos dados eles são classificados como </text:span>categórico<text:span text:style-name="T36">s, pois não representam valores.</text:span></text:p>
      <text:h text:style-name="P40" text:outline-level="2">Algoritmos</text:h>
      <text:p text:style-name="P18">Os algoritmos escolhidos para este artigo são <text:span text:style-name="T29">todos os de arvore de decisão disponíveis na ferramenta WEKA, são eles:</text:span></text:p>
      <text:p text:style-name="P15">J48 (C4.5)</text:p>
      <text:h text:style-name="P26" text:outline-level="1">Implementação</text:h>
      <text:p text:style-name="P7"><text:span text:style-name="T3">Em desenvolvimento</text:span>.</text:p>
      <text:h text:style-name="SBC_3a_title_3a_2" text:outline-level="2">Subsections</text:h>
      <text:h text:style-name="P27" text:outline-level="1">Conclusões</text:h>
      <text:p text:style-name="P7"><text:span text:style-name="T3">Em desenvolvimento</text:span>. </text:p>
      <text:h text:style-name="P28" text:outline-level="1">Referências</text:h>
      <text:p text:style-name="P12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3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  <text:p text:style-name="P14">Karegowda, <text:span text:style-name="T32">A.G</text:span>., Manjunath, <text:span text:style-name="T32">A.S.,</text:span> &amp; Jayaram, <text:span text:style-name="T32">M.</text:span>A. (<text:span text:style-name="T32">2010</text:span>) “<text:span text:style-name="T32">Comparative study of attribute selection using gain ratio and correlation based feature selection</text:span>”, In: <text:span text:style-name="T32">I</text:span>nternational Journal of Information Technology and Knowledge Management <text:span text:style-name="T33">(IJITKM), Volume 2, No. 2, p. 271-27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76</meta:editing-cycles>
    <meta:editing-duration>P2DT19H15M20S</meta:editing-duration>
    <dc:date>2019-01-23T18:36:08.002000000</dc:date>
    <meta:document-statistic meta:table-count="1" meta:image-count="0" meta:object-count="0" meta:page-count="3" meta:paragraph-count="61" meta:word-count="1007" meta:character-count="6574" meta:non-whitespace-character-count="5620"/>
    <meta:user-defined meta:name="Info 1"/>
    <meta:user-defined meta:name="Info 2"/>
    <meta:user-defined meta:name="Info 3"/>
    <meta:user-defined meta:name="Info 4"/>
  </office:meta>
</office:document-meta>
</file>